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  <table:table-cell office:value-type="string" calcext:value-type="string">
            <text:p>rowphase1</text:p>
          </table:table-cell>
          <table:table-cell office:value-type="string" calcext:value-type="string">
            <text:p>rowphase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table:number-columns-repeated="3" office:value-type="string" calcext:value-type="string">
            <text:p>mm</text:p>
          </table:table-cell>
        </table:table-row>
        <table:table-row table:style-name="ro1">
          <table:table-cell office:value-type="float" office:value="400.78546" calcext:value-type="float">
            <text:p>400.78546</text:p>
          </table:table-cell>
          <table:table-cell office:value-type="float" office:value="16" calcext:value-type="float">
            <text:p>16.00000</text:p>
          </table:table-cell>
          <table:table-cell table:number-columns-repeated="2" office:value-type="float" office:value="-15.272" calcext:value-type="float">
            <text:p>-15.27200</text:p>
          </table:table-cell>
        </table:table-row>
        <table:table-row table:style-name="ro1">
          <table:table-cell office:value-type="float" office:value="414.01996" calcext:value-type="float">
            <text:p>414.01996</text:p>
          </table:table-cell>
          <table:table-cell office:value-type="float" office:value="16.250999" calcext:value-type="float">
            <text:p>16.25100</text:p>
          </table:table-cell>
          <table:table-cell table:number-columns-repeated="2" office:value-type="float" office:value="-15.309" calcext:value-type="float">
            <text:p>-15.30900</text:p>
          </table:table-cell>
        </table:table-row>
        <table:table-row table:style-name="ro1">
          <table:table-cell office:value-type="float" office:value="427.17825" calcext:value-type="float">
            <text:p>427.17825</text:p>
          </table:table-cell>
          <table:table-cell office:value-type="float" office:value="16.5" calcext:value-type="float">
            <text:p>16.50000</text:p>
          </table:table-cell>
          <table:table-cell table:number-columns-repeated="2" office:value-type="float" office:value="-15.346" calcext:value-type="float">
            <text:p>-15.34600</text:p>
          </table:table-cell>
        </table:table-row>
        <table:table-row table:style-name="ro1">
          <table:table-cell office:value-type="float" office:value="440.74664" calcext:value-type="float">
            <text:p>440.74664</text:p>
          </table:table-cell>
          <table:table-cell office:value-type="float" office:value="16.75" calcext:value-type="float">
            <text:p>16.75000</text:p>
          </table:table-cell>
          <table:table-cell table:number-columns-repeated="2" office:value-type="float" office:value="-15.383" calcext:value-type="float">
            <text:p>-15.38300</text:p>
          </table:table-cell>
        </table:table-row>
        <table:table-row table:style-name="ro1">
          <table:table-cell office:value-type="float" office:value="454.62656" calcext:value-type="float">
            <text:p>454.62656</text:p>
          </table:table-cell>
          <table:table-cell office:value-type="float" office:value="16.999001" calcext:value-type="float">
            <text:p>16.99900</text:p>
          </table:table-cell>
          <table:table-cell table:number-columns-repeated="2" office:value-type="float" office:value="-15.419" calcext:value-type="float">
            <text:p>-15.41900</text:p>
          </table:table-cell>
        </table:table-row>
        <table:table-row table:style-name="ro1">
          <table:table-cell office:value-type="float" office:value="468.79199" calcext:value-type="float">
            <text:p>468.79199</text:p>
          </table:table-cell>
          <table:table-cell office:value-type="float" office:value="17.250999" calcext:value-type="float">
            <text:p>17.25100</text:p>
          </table:table-cell>
          <table:table-cell table:number-columns-repeated="2" office:value-type="float" office:value="-15.456" calcext:value-type="float">
            <text:p>-15.45600</text:p>
          </table:table-cell>
        </table:table-row>
        <table:table-row table:style-name="ro1">
          <table:table-cell office:value-type="float" office:value="483.04672" calcext:value-type="float">
            <text:p>483.04672</text:p>
          </table:table-cell>
          <table:table-cell office:value-type="float" office:value="17.5" calcext:value-type="float">
            <text:p>17.50000</text:p>
          </table:table-cell>
          <table:table-cell table:number-columns-repeated="2" office:value-type="float" office:value="-15.492" calcext:value-type="float">
            <text:p>-15.49200</text:p>
          </table:table-cell>
        </table:table-row>
        <table:table-row table:style-name="ro1">
          <table:table-cell office:value-type="float" office:value="497.66049" calcext:value-type="float">
            <text:p>497.66049</text:p>
          </table:table-cell>
          <table:table-cell office:value-type="float" office:value="17.75" calcext:value-type="float">
            <text:p>17.75000</text:p>
          </table:table-cell>
          <table:table-cell table:number-columns-repeated="2" office:value-type="float" office:value="-15.528" calcext:value-type="float">
            <text:p>-15.52800</text:p>
          </table:table-cell>
        </table:table-row>
        <table:table-row table:style-name="ro1">
          <table:table-cell office:value-type="float" office:value="512.57043" calcext:value-type="float">
            <text:p>512.57043</text:p>
          </table:table-cell>
          <table:table-cell office:value-type="float" office:value="18" calcext:value-type="float">
            <text:p>18.00000</text:p>
          </table:table-cell>
          <table:table-cell table:number-columns-repeated="2" office:value-type="float" office:value="-15.564" calcext:value-type="float">
            <text:p>-15.56400</text:p>
          </table:table-cell>
        </table:table-row>
        <table:table-row table:style-name="ro1">
          <table:table-cell office:value-type="float" office:value="527.76947" calcext:value-type="float">
            <text:p>527.76947</text:p>
          </table:table-cell>
          <table:table-cell office:value-type="float" office:value="18.249001" calcext:value-type="float">
            <text:p>18.24900</text:p>
          </table:table-cell>
          <table:table-cell table:number-columns-repeated="2" office:value-type="float" office:value="-15.6" calcext:value-type="float">
            <text:p>-15.60000</text:p>
          </table:table-cell>
        </table:table-row>
        <table:table-row table:style-name="ro1">
          <table:table-cell office:value-type="float" office:value="543.03949" calcext:value-type="float">
            <text:p>543.03949</text:p>
          </table:table-cell>
          <table:table-cell office:value-type="float" office:value="18.500999" calcext:value-type="float">
            <text:p>18.50100</text:p>
          </table:table-cell>
          <table:table-cell table:number-columns-repeated="2" office:value-type="float" office:value="-15.635" calcext:value-type="float">
            <text:p>-15.63500</text:p>
          </table:table-cell>
        </table:table-row>
        <table:table-row table:style-name="ro1">
          <table:table-cell office:value-type="float" office:value="558.5722" calcext:value-type="float">
            <text:p>558.57220</text:p>
          </table:table-cell>
          <table:table-cell office:value-type="float" office:value="18.75" calcext:value-type="float">
            <text:p>18.75000</text:p>
          </table:table-cell>
          <table:table-cell table:number-columns-repeated="2" office:value-type="float" office:value="-15.671" calcext:value-type="float">
            <text:p>-15.67100</text:p>
          </table:table-cell>
        </table:table-row>
        <table:table-row table:style-name="ro1">
          <table:table-cell office:value-type="float" office:value="574.53955" calcext:value-type="float">
            <text:p>574.53955</text:p>
          </table:table-cell>
          <table:table-cell office:value-type="float" office:value="19" calcext:value-type="float">
            <text:p>19.00000</text:p>
          </table:table-cell>
          <table:table-cell table:number-columns-repeated="2" office:value-type="float" office:value="-15.706" calcext:value-type="float">
            <text:p>-15.70600</text:p>
          </table:table-cell>
        </table:table-row>
        <table:table-row table:style-name="ro1">
          <table:table-cell office:value-type="float" office:value="590.4314" calcext:value-type="float">
            <text:p>590.43140</text:p>
          </table:table-cell>
          <table:table-cell office:value-type="float" office:value="19.25" calcext:value-type="float">
            <text:p>19.25000</text:p>
          </table:table-cell>
          <table:table-cell table:number-columns-repeated="2" office:value-type="float" office:value="-15.741" calcext:value-type="float">
            <text:p>-15.74100</text:p>
          </table:table-cell>
        </table:table-row>
        <table:table-row table:style-name="ro1">
          <table:table-cell office:value-type="float" office:value="606.64795" calcext:value-type="float">
            <text:p>606.64795</text:p>
          </table:table-cell>
          <table:table-cell office:value-type="float" office:value="19.5" calcext:value-type="float">
            <text:p>19.50000</text:p>
          </table:table-cell>
          <table:table-cell table:number-columns-repeated="2" office:value-type="float" office:value="-15.776" calcext:value-type="float">
            <text:p>-15.77600</text:p>
          </table:table-cell>
        </table:table-row>
        <table:table-row table:style-name="ro1">
          <table:table-cell office:value-type="float" office:value="623.01318" calcext:value-type="float">
            <text:p>623.01318</text:p>
          </table:table-cell>
          <table:table-cell office:value-type="float" office:value="19.75" calcext:value-type="float">
            <text:p>19.75000</text:p>
          </table:table-cell>
          <table:table-cell table:number-columns-repeated="2" office:value-type="float" office:value="-15.81" calcext:value-type="float">
            <text:p>-15.81000</text:p>
          </table:table-cell>
        </table:table-row>
        <table:table-row table:style-name="ro1">
          <table:table-cell office:value-type="float" office:value="639.57605" calcext:value-type="float">
            <text:p>639.57605</text:p>
          </table:table-cell>
          <table:table-cell office:value-type="float" office:value="20" calcext:value-type="float">
            <text:p>20.00000</text:p>
          </table:table-cell>
          <table:table-cell table:number-columns-repeated="2" office:value-type="float" office:value="-15.844" calcext:value-type="float">
            <text:p>-15.84400</text:p>
          </table:table-cell>
        </table:table-row>
        <table:table-row table:style-name="ro1">
          <table:table-cell office:value-type="float" office:value="656.43188" calcext:value-type="float">
            <text:p>656.43188</text:p>
          </table:table-cell>
          <table:table-cell office:value-type="float" office:value="20.25" calcext:value-type="float">
            <text:p>20.25000</text:p>
          </table:table-cell>
          <table:table-cell table:number-columns-repeated="2" office:value-type="float" office:value="-15.879" calcext:value-type="float">
            <text:p>-15.87900</text:p>
          </table:table-cell>
        </table:table-row>
        <table:table-row table:style-name="ro1">
          <table:table-cell office:value-type="float" office:value="673.3717" calcext:value-type="float">
            <text:p>673.37170</text:p>
          </table:table-cell>
          <table:table-cell office:value-type="float" office:value="20.5" calcext:value-type="float">
            <text:p>20.50000</text:p>
          </table:table-cell>
          <table:table-cell table:number-columns-repeated="2" office:value-type="float" office:value="-15.913" calcext:value-type="float">
            <text:p>-15.91300</text:p>
          </table:table-cell>
        </table:table-row>
        <table:table-row table:style-name="ro1">
          <table:table-cell office:value-type="float" office:value="690.42694" calcext:value-type="float">
            <text:p>690.42694</text:p>
          </table:table-cell>
          <table:table-cell office:value-type="float" office:value="20.749001" calcext:value-type="float">
            <text:p>20.74900</text:p>
          </table:table-cell>
          <table:table-cell table:number-columns-repeated="2" office:value-type="float" office:value="-15.946" calcext:value-type="float">
            <text:p>-15.94600</text:p>
          </table:table-cell>
        </table:table-row>
        <table:table-row table:style-name="ro1">
          <table:table-cell office:value-type="float" office:value="707.60034" calcext:value-type="float">
            <text:p>707.60034</text:p>
          </table:table-cell>
          <table:table-cell office:value-type="float" office:value="21.000999" calcext:value-type="float">
            <text:p>21.00100</text:p>
          </table:table-cell>
          <table:table-cell table:number-columns-repeated="2" office:value-type="float" office:value="-15.98" calcext:value-type="float">
            <text:p>-15.98000</text:p>
          </table:table-cell>
        </table:table-row>
        <table:table-row table:style-name="ro1">
          <table:table-cell office:value-type="float" office:value="724.86322" calcext:value-type="float">
            <text:p>724.86322</text:p>
          </table:table-cell>
          <table:table-cell office:value-type="float" office:value="21.25" calcext:value-type="float">
            <text:p>21.25000</text:p>
          </table:table-cell>
          <table:table-cell table:number-columns-repeated="2" office:value-type="float" office:value="-16.014" calcext:value-type="float">
            <text:p>-16.01400</text:p>
          </table:table-cell>
        </table:table-row>
        <table:table-row table:style-name="ro1">
          <table:table-cell office:value-type="float" office:value="742.362" calcext:value-type="float">
            <text:p>742.36200</text:p>
          </table:table-cell>
          <table:table-cell office:value-type="float" office:value="21.499001" calcext:value-type="float">
            <text:p>21.49900</text:p>
          </table:table-cell>
          <table:table-cell table:number-columns-repeated="2" office:value-type="float" office:value="-16.047001" calcext:value-type="float">
            <text:p>-16.04700</text:p>
          </table:table-cell>
        </table:table-row>
        <table:table-row table:style-name="ro1">
          <table:table-cell office:value-type="float" office:value="759.90381" calcext:value-type="float">
            <text:p>759.90381</text:p>
          </table:table-cell>
          <table:table-cell office:value-type="float" office:value="21.750999" calcext:value-type="float">
            <text:p>21.75100</text:p>
          </table:table-cell>
          <table:table-cell table:number-columns-repeated="2" office:value-type="float" office:value="-16.08" calcext:value-type="float">
            <text:p>-16.08000</text:p>
          </table:table-cell>
        </table:table-row>
        <table:table-row table:style-name="ro1">
          <table:table-cell office:value-type="float" office:value="777.63342" calcext:value-type="float">
            <text:p>777.63342</text:p>
          </table:table-cell>
          <table:table-cell office:value-type="float" office:value="21.999001" calcext:value-type="float">
            <text:p>21.99900</text:p>
          </table:table-cell>
          <table:table-cell table:number-columns-repeated="2" office:value-type="float" office:value="-16.113001" calcext:value-type="float">
            <text:p>-16.11300</text:p>
          </table:table-cell>
        </table:table-row>
        <table:table-row table:style-name="ro1">
          <table:table-cell office:value-type="float" office:value="795.3255" calcext:value-type="float">
            <text:p>795.32550</text:p>
          </table:table-cell>
          <table:table-cell office:value-type="float" office:value="22.250999" calcext:value-type="float">
            <text:p>22.25100</text:p>
          </table:table-cell>
          <table:table-cell table:number-columns-repeated="2" office:value-type="float" office:value="-16.145" calcext:value-type="float">
            <text:p>-16.14500</text:p>
          </table:table-cell>
        </table:table-row>
        <table:table-row table:style-name="ro1">
          <table:table-cell office:value-type="float" office:value="812.948" calcext:value-type="float">
            <text:p>812.94800</text:p>
          </table:table-cell>
          <table:table-cell office:value-type="float" office:value="22.5" calcext:value-type="float">
            <text:p>22.50000</text:p>
          </table:table-cell>
          <table:table-cell table:number-columns-repeated="2" office:value-type="float" office:value="-16.177999" calcext:value-type="float">
            <text:p>-16.17800</text:p>
          </table:table-cell>
        </table:table-row>
        <table:table-row table:style-name="ro1">
          <table:table-cell office:value-type="float" office:value="830.91162" calcext:value-type="float">
            <text:p>830.91162</text:p>
          </table:table-cell>
          <table:table-cell office:value-type="float" office:value="22.75" calcext:value-type="float">
            <text:p>22.75000</text:p>
          </table:table-cell>
          <table:table-cell table:number-columns-repeated="2" office:value-type="float" office:value="-16.209999" calcext:value-type="float">
            <text:p>-16.21000</text:p>
          </table:table-cell>
        </table:table-row>
        <table:table-row table:style-name="ro1">
          <table:table-cell office:value-type="float" office:value="848.73358" calcext:value-type="float">
            <text:p>848.73358</text:p>
          </table:table-cell>
          <table:table-cell office:value-type="float" office:value="23" calcext:value-type="float">
            <text:p>23.00000</text:p>
          </table:table-cell>
          <table:table-cell table:number-columns-repeated="2" office:value-type="float" office:value="-16.242001" calcext:value-type="float">
            <text:p>-16.24200</text:p>
          </table:table-cell>
        </table:table-row>
        <table:table-row table:style-name="ro1">
          <table:table-cell office:value-type="float" office:value="866.64081" calcext:value-type="float">
            <text:p>866.64081</text:p>
          </table:table-cell>
          <table:table-cell office:value-type="float" office:value="23.25" calcext:value-type="float">
            <text:p>23.25000</text:p>
          </table:table-cell>
          <table:table-cell table:number-columns-repeated="2" office:value-type="float" office:value="-16.274" calcext:value-type="float">
            <text:p>-16.27400</text:p>
          </table:table-cell>
        </table:table-row>
        <table:table-row table:style-name="ro1">
          <table:table-cell office:value-type="float" office:value="884.47797" calcext:value-type="float">
            <text:p>884.47797</text:p>
          </table:table-cell>
          <table:table-cell office:value-type="float" office:value="23.5" calcext:value-type="float">
            <text:p>23.50000</text:p>
          </table:table-cell>
          <table:table-cell table:number-columns-repeated="2" office:value-type="float" office:value="-16.306" calcext:value-type="float">
            <text:p>-16.30600</text:p>
          </table:table-cell>
        </table:table-row>
        <table:table-row table:style-name="ro1">
          <table:table-cell office:value-type="float" office:value="902.29437" calcext:value-type="float">
            <text:p>902.29437</text:p>
          </table:table-cell>
          <table:table-cell office:value-type="float" office:value="23.749001" calcext:value-type="float">
            <text:p>23.74900</text:p>
          </table:table-cell>
          <table:table-cell table:number-columns-repeated="2" office:value-type="float" office:value="-16.337999" calcext:value-type="float">
            <text:p>-16.33800</text:p>
          </table:table-cell>
        </table:table-row>
        <table:table-row table:style-name="ro1">
          <table:table-cell office:value-type="float" office:value="920.24316" calcext:value-type="float">
            <text:p>920.24316</text:p>
          </table:table-cell>
          <table:table-cell office:value-type="float" office:value="24" calcext:value-type="float">
            <text:p>24.00000</text:p>
          </table:table-cell>
          <table:table-cell table:number-columns-repeated="2" office:value-type="float" office:value="-16.368999" calcext:value-type="float">
            <text:p>-16.36900</text:p>
          </table:table-cell>
        </table:table-row>
        <table:table-row table:style-name="ro1">
          <table:table-cell office:value-type="float" office:value="938.05798" calcext:value-type="float">
            <text:p>938.05798</text:p>
          </table:table-cell>
          <table:table-cell office:value-type="float" office:value="24.25" calcext:value-type="float">
            <text:p>24.25000</text:p>
          </table:table-cell>
          <table:table-cell table:number-columns-repeated="2" office:value-type="float" office:value="-16.4" calcext:value-type="float">
            <text:p>-16.40000</text:p>
          </table:table-cell>
        </table:table-row>
        <table:table-row table:style-name="ro1">
          <table:table-cell office:value-type="float" office:value="955.56976" calcext:value-type="float">
            <text:p>955.56976</text:p>
          </table:table-cell>
          <table:table-cell office:value-type="float" office:value="24.5" calcext:value-type="float">
            <text:p>24.50000</text:p>
          </table:table-cell>
          <table:table-cell table:number-columns-repeated="2" office:value-type="float" office:value="-16.431" calcext:value-type="float">
            <text:p>-16.43100</text:p>
          </table:table-cell>
        </table:table-row>
        <table:table-row table:style-name="ro1">
          <table:table-cell office:value-type="float" office:value="973.1261" calcext:value-type="float">
            <text:p>973.12610</text:p>
          </table:table-cell>
          <table:table-cell office:value-type="float" office:value="24.749001" calcext:value-type="float">
            <text:p>24.74900</text:p>
          </table:table-cell>
          <table:table-cell table:number-columns-repeated="2" office:value-type="float" office:value="-16.462" calcext:value-type="float">
            <text:p>-16.46200</text:p>
          </table:table-cell>
        </table:table-row>
        <table:table-row table:style-name="ro1">
          <table:table-cell office:value-type="float" office:value="990.69476" calcext:value-type="float">
            <text:p>990.69476</text:p>
          </table:table-cell>
          <table:table-cell office:value-type="float" office:value="25.000999" calcext:value-type="float">
            <text:p>25.00100</text:p>
          </table:table-cell>
          <table:table-cell table:number-columns-repeated="2" office:value-type="float" office:value="-16.492001" calcext:value-type="float">
            <text:p>-16.49200</text:p>
          </table:table-cell>
        </table:table-row>
        <table:table-row table:style-name="ro1">
          <table:table-cell office:value-type="float" office:value="1007.9857" calcext:value-type="float">
            <text:p>1007.98570</text:p>
          </table:table-cell>
          <table:table-cell office:value-type="float" office:value="25.25" calcext:value-type="float">
            <text:p>25.25000</text:p>
          </table:table-cell>
          <table:table-cell table:number-columns-repeated="2" office:value-type="float" office:value="-16.523001" calcext:value-type="float">
            <text:p>-16.52300</text:p>
          </table:table-cell>
        </table:table-row>
        <table:table-row table:style-name="ro1">
          <table:table-cell office:value-type="float" office:value="1025.3232" calcext:value-type="float">
            <text:p>1025.32320</text:p>
          </table:table-cell>
          <table:table-cell office:value-type="float" office:value="25.5" calcext:value-type="float">
            <text:p>25.50000</text:p>
          </table:table-cell>
          <table:table-cell table:number-columns-repeated="2" office:value-type="float" office:value="-16.552999" calcext:value-type="float">
            <text:p>-16.55300</text:p>
          </table:table-cell>
        </table:table-row>
        <table:table-row table:style-name="ro1">
          <table:table-cell office:value-type="float" office:value="1042.5658" calcext:value-type="float">
            <text:p>1042.56580</text:p>
          </table:table-cell>
          <table:table-cell office:value-type="float" office:value="25.75" calcext:value-type="float">
            <text:p>25.75000</text:p>
          </table:table-cell>
          <table:table-cell table:number-columns-repeated="2" office:value-type="float" office:value="-16.583" calcext:value-type="float">
            <text:p>-16.58300</text:p>
          </table:table-cell>
        </table:table-row>
        <table:table-row table:style-name="ro1">
          <table:table-cell office:value-type="float" office:value="1059.6538" calcext:value-type="float">
            <text:p>1059.65380</text:p>
          </table:table-cell>
          <table:table-cell office:value-type="float" office:value="26" calcext:value-type="float">
            <text:p>26.00000</text:p>
          </table:table-cell>
          <table:table-cell table:number-columns-repeated="2" office:value-type="float" office:value="-16.613001" calcext:value-type="float">
            <text:p>-16.61300</text:p>
          </table:table-cell>
        </table:table-row>
        <table:table-row table:style-name="ro1">
          <table:table-cell office:value-type="float" office:value="1076.5264" calcext:value-type="float">
            <text:p>1076.52640</text:p>
          </table:table-cell>
          <table:table-cell office:value-type="float" office:value="26.25" calcext:value-type="float">
            <text:p>26.25000</text:p>
          </table:table-cell>
          <table:table-cell table:number-columns-repeated="2" office:value-type="float" office:value="-16.643" calcext:value-type="float">
            <text:p>-16.64300</text:p>
          </table:table-cell>
        </table:table-row>
        <table:table-row table:style-name="ro1">
          <table:table-cell office:value-type="float" office:value="1093.2533" calcext:value-type="float">
            <text:p>1093.25330</text:p>
          </table:table-cell>
          <table:table-cell office:value-type="float" office:value="26.5" calcext:value-type="float">
            <text:p>26.50000</text:p>
          </table:table-cell>
          <table:table-cell table:number-columns-repeated="2" office:value-type="float" office:value="-16.672001" calcext:value-type="float">
            <text:p>-16.67200</text:p>
          </table:table-cell>
        </table:table-row>
        <table:table-row table:style-name="ro1">
          <table:table-cell office:value-type="float" office:value="1109.8939" calcext:value-type="float">
            <text:p>1109.89390</text:p>
          </table:table-cell>
          <table:table-cell office:value-type="float" office:value="26.75" calcext:value-type="float">
            <text:p>26.75000</text:p>
          </table:table-cell>
          <table:table-cell table:number-columns-repeated="2" office:value-type="float" office:value="-16.701" calcext:value-type="float">
            <text:p>-16.70100</text:p>
          </table:table-cell>
        </table:table-row>
        <table:table-row table:style-name="ro1">
          <table:table-cell office:value-type="float" office:value="1126.4298" calcext:value-type="float">
            <text:p>1126.42980</text:p>
          </table:table-cell>
          <table:table-cell office:value-type="float" office:value="27" calcext:value-type="float">
            <text:p>27.00000</text:p>
          </table:table-cell>
          <table:table-cell table:number-columns-repeated="2" office:value-type="float" office:value="-16.73" calcext:value-type="float">
            <text:p>-16.73000</text:p>
          </table:table-cell>
        </table:table-row>
        <table:table-row table:style-name="ro1">
          <table:table-cell office:value-type="float" office:value="1142.5902" calcext:value-type="float">
            <text:p>1142.59020</text:p>
          </table:table-cell>
          <table:table-cell office:value-type="float" office:value="27.25" calcext:value-type="float">
            <text:p>27.25000</text:p>
          </table:table-cell>
          <table:table-cell table:number-columns-repeated="2" office:value-type="float" office:value="-16.759001" calcext:value-type="float">
            <text:p>-16.75900</text:p>
          </table:table-cell>
        </table:table-row>
        <table:table-row table:style-name="ro1">
          <table:table-cell office:value-type="float" office:value="1158.6083" calcext:value-type="float">
            <text:p>1158.60830</text:p>
          </table:table-cell>
          <table:table-cell office:value-type="float" office:value="27.5" calcext:value-type="float">
            <text:p>27.50000</text:p>
          </table:table-cell>
          <table:table-cell table:number-columns-repeated="2" office:value-type="float" office:value="-16.788" calcext:value-type="float">
            <text:p>-16.78800</text:p>
          </table:table-cell>
        </table:table-row>
        <table:table-row table:style-name="ro1">
          <table:table-cell office:value-type="float" office:value="1174.4974" calcext:value-type="float">
            <text:p>1174.49740</text:p>
          </table:table-cell>
          <table:table-cell office:value-type="float" office:value="27.75" calcext:value-type="float">
            <text:p>27.75000</text:p>
          </table:table-cell>
          <table:table-cell table:number-columns-repeated="2" office:value-type="float" office:value="-16.816999" calcext:value-type="float">
            <text:p>-16.81700</text:p>
          </table:table-cell>
        </table:table-row>
        <table:table-row table:style-name="ro1">
          <table:table-cell office:value-type="float" office:value="1189.8209" calcext:value-type="float">
            <text:p>1189.82090</text:p>
          </table:table-cell>
          <table:table-cell office:value-type="float" office:value="28" calcext:value-type="float">
            <text:p>28.00000</text:p>
          </table:table-cell>
          <table:table-cell table:number-columns-repeated="2" office:value-type="float" office:value="-16.844999" calcext:value-type="float">
            <text:p>-16.84500</text:p>
          </table:table-cell>
        </table:table-row>
        <table:table-row table:style-name="ro1">
          <table:table-cell office:value-type="float" office:value="1205.382" calcext:value-type="float">
            <text:p>1205.38200</text:p>
          </table:table-cell>
          <table:table-cell office:value-type="float" office:value="28.25" calcext:value-type="float">
            <text:p>28.25000</text:p>
          </table:table-cell>
          <table:table-cell table:number-columns-repeated="2" office:value-type="float" office:value="-16.872999" calcext:value-type="float">
            <text:p>-16.87300</text:p>
          </table:table-cell>
        </table:table-row>
        <table:table-row table:style-name="ro1">
          <table:table-cell office:value-type="float" office:value="1220.5073" calcext:value-type="float">
            <text:p>1220.50730</text:p>
          </table:table-cell>
          <table:table-cell office:value-type="float" office:value="28.5" calcext:value-type="float">
            <text:p>28.50000</text:p>
          </table:table-cell>
          <table:table-cell table:number-columns-repeated="2" office:value-type="float" office:value="-16.900999" calcext:value-type="float">
            <text:p>-16.90100</text:p>
          </table:table-cell>
        </table:table-row>
        <table:table-row table:style-name="ro1">
          <table:table-cell office:value-type="float" office:value="1235.2861" calcext:value-type="float">
            <text:p>1235.28610</text:p>
          </table:table-cell>
          <table:table-cell office:value-type="float" office:value="28.75" calcext:value-type="float">
            <text:p>28.75000</text:p>
          </table:table-cell>
          <table:table-cell table:number-columns-repeated="2" office:value-type="float" office:value="-16.929001" calcext:value-type="float">
            <text:p>-16.92900</text:p>
          </table:table-cell>
        </table:table-row>
        <table:table-row table:style-name="ro1">
          <table:table-cell office:value-type="float" office:value="1249.7719" calcext:value-type="float">
            <text:p>1249.77190</text:p>
          </table:table-cell>
          <table:table-cell office:value-type="float" office:value="29" calcext:value-type="float">
            <text:p>29.00000</text:p>
          </table:table-cell>
          <table:table-cell table:number-columns-repeated="2" office:value-type="float" office:value="-16.955999" calcext:value-type="float">
            <text:p>-16.95600</text:p>
          </table:table-cell>
        </table:table-row>
        <table:table-row table:style-name="ro1">
          <table:table-cell office:value-type="float" office:value="1263.9115" calcext:value-type="float">
            <text:p>1263.91150</text:p>
          </table:table-cell>
          <table:table-cell office:value-type="float" office:value="29.25" calcext:value-type="float">
            <text:p>29.25000</text:p>
          </table:table-cell>
          <table:table-cell table:number-columns-repeated="2" office:value-type="float" office:value="-16.983999" calcext:value-type="float">
            <text:p>-16.98400</text:p>
          </table:table-cell>
        </table:table-row>
        <table:table-row table:style-name="ro1">
          <table:table-cell office:value-type="float" office:value="1278.1262" calcext:value-type="float">
            <text:p>1278.12620</text:p>
          </table:table-cell>
          <table:table-cell office:value-type="float" office:value="29.5" calcext:value-type="float">
            <text:p>29.50000</text:p>
          </table:table-cell>
          <table:table-cell table:number-columns-repeated="2" office:value-type="float" office:value="-17.011" calcext:value-type="float">
            <text:p>-17.01100</text:p>
          </table:table-cell>
        </table:table-row>
        <table:table-row table:style-name="ro1">
          <table:table-cell office:value-type="float" office:value="1291.9052" calcext:value-type="float">
            <text:p>1291.90520</text:p>
          </table:table-cell>
          <table:table-cell office:value-type="float" office:value="29.75" calcext:value-type="float">
            <text:p>29.75000</text:p>
          </table:table-cell>
          <table:table-cell table:number-columns-repeated="2" office:value-type="float" office:value="-17.038" calcext:value-type="float">
            <text:p>-17.03800</text:p>
          </table:table-cell>
        </table:table-row>
        <table:table-row table:style-name="ro1">
          <table:table-cell office:value-type="float" office:value="1305.5607" calcext:value-type="float">
            <text:p>1305.56070</text:p>
          </table:table-cell>
          <table:table-cell office:value-type="float" office:value="30" calcext:value-type="float">
            <text:p>30.00000</text:p>
          </table:table-cell>
          <table:table-cell table:number-columns-repeated="2" office:value-type="float" office:value="-17.065001" calcext:value-type="float">
            <text:p>-17.06500</text:p>
          </table:table-cell>
        </table:table-row>
        <table:table-row table:style-name="ro1">
          <table:table-cell office:value-type="float" office:value="1318.9407" calcext:value-type="float">
            <text:p>1318.94070</text:p>
          </table:table-cell>
          <table:table-cell office:value-type="float" office:value="30.25" calcext:value-type="float">
            <text:p>30.25000</text:p>
          </table:table-cell>
          <table:table-cell table:number-columns-repeated="2" office:value-type="float" office:value="-17.091" calcext:value-type="float">
            <text:p>-17.09100</text:p>
          </table:table-cell>
        </table:table-row>
        <table:table-row table:style-name="ro1">
          <table:table-cell office:value-type="float" office:value="1331.8263" calcext:value-type="float">
            <text:p>1331.82630</text:p>
          </table:table-cell>
          <table:table-cell office:value-type="float" office:value="30.5" calcext:value-type="float">
            <text:p>30.50000</text:p>
          </table:table-cell>
          <table:table-cell table:number-columns-repeated="2" office:value-type="float" office:value="-17.118" calcext:value-type="float">
            <text:p>-17.11800</text:p>
          </table:table-cell>
        </table:table-row>
        <table:table-row table:style-name="ro1">
          <table:table-cell office:value-type="float" office:value="1344.447" calcext:value-type="float">
            <text:p>1344.44700</text:p>
          </table:table-cell>
          <table:table-cell office:value-type="float" office:value="30.75" calcext:value-type="float">
            <text:p>30.75000</text:p>
          </table:table-cell>
          <table:table-cell table:number-columns-repeated="2" office:value-type="float" office:value="-17.143999" calcext:value-type="float">
            <text:p>-17.14400</text:p>
          </table:table-cell>
        </table:table-row>
        <table:table-row table:style-name="ro1">
          <table:table-cell office:value-type="float" office:value="1356.9893" calcext:value-type="float">
            <text:p>1356.98930</text:p>
          </table:table-cell>
          <table:table-cell office:value-type="float" office:value="31" calcext:value-type="float">
            <text:p>31.00000</text:p>
          </table:table-cell>
          <table:table-cell table:number-columns-repeated="2" office:value-type="float" office:value="-17.17" calcext:value-type="float">
            <text:p>-17.17000</text:p>
          </table:table-cell>
        </table:table-row>
        <table:table-row table:style-name="ro1">
          <table:table-cell office:value-type="float" office:value="1369.2124" calcext:value-type="float">
            <text:p>1369.21240</text:p>
          </table:table-cell>
          <table:table-cell office:value-type="float" office:value="31.25" calcext:value-type="float">
            <text:p>31.25000</text:p>
          </table:table-cell>
          <table:table-cell table:number-columns-repeated="2" office:value-type="float" office:value="-17.195999" calcext:value-type="float">
            <text:p>-17.19600</text:p>
          </table:table-cell>
        </table:table-row>
        <table:table-row table:style-name="ro1">
          <table:table-cell office:value-type="float" office:value="1381.095" calcext:value-type="float">
            <text:p>1381.09500</text:p>
          </table:table-cell>
          <table:table-cell office:value-type="float" office:value="31.5" calcext:value-type="float">
            <text:p>31.50000</text:p>
          </table:table-cell>
          <table:table-cell table:number-columns-repeated="2" office:value-type="float" office:value="-17.222" calcext:value-type="float">
            <text:p>-17.22200</text:p>
          </table:table-cell>
        </table:table-row>
        <table:table-row table:style-name="ro1">
          <table:table-cell office:value-type="float" office:value="1392.7434" calcext:value-type="float">
            <text:p>1392.74340</text:p>
          </table:table-cell>
          <table:table-cell office:value-type="float" office:value="31.75" calcext:value-type="float">
            <text:p>31.75000</text:p>
          </table:table-cell>
          <table:table-cell table:number-columns-repeated="2" office:value-type="float" office:value="-17.247" calcext:value-type="float">
            <text:p>-17.24700</text:p>
          </table:table-cell>
        </table:table-row>
        <table:table-row table:style-name="ro1">
          <table:table-cell office:value-type="float" office:value="1404.0729" calcext:value-type="float">
            <text:p>1404.07290</text:p>
          </table:table-cell>
          <table:table-cell office:value-type="float" office:value="32" calcext:value-type="float">
            <text:p>32.00000</text:p>
          </table:table-cell>
          <table:table-cell table:number-columns-repeated="2" office:value-type="float" office:value="-17.273001" calcext:value-type="float">
            <text:p>-17.27300</text:p>
          </table:table-cell>
        </table:table-row>
        <table:table-row table:style-name="ro1">
          <table:table-cell office:value-type="float" office:value="1415.0873" calcext:value-type="float">
            <text:p>1415.08730</text:p>
          </table:table-cell>
          <table:table-cell office:value-type="float" office:value="32.25" calcext:value-type="float">
            <text:p>32.25000</text:p>
          </table:table-cell>
          <table:table-cell table:number-columns-repeated="2" office:value-type="float" office:value="-17.298" calcext:value-type="float">
            <text:p>-17.29800</text:p>
          </table:table-cell>
        </table:table-row>
        <table:table-row table:style-name="ro1">
          <table:table-cell office:value-type="float" office:value="1425.8738" calcext:value-type="float">
            <text:p>1425.87380</text:p>
          </table:table-cell>
          <table:table-cell office:value-type="float" office:value="32.5" calcext:value-type="float">
            <text:p>32.50000</text:p>
          </table:table-cell>
          <table:table-cell table:number-columns-repeated="2" office:value-type="float" office:value="-17.323" calcext:value-type="float">
            <text:p>-17.32300</text:p>
          </table:table-cell>
        </table:table-row>
        <table:table-row table:style-name="ro1">
          <table:table-cell office:value-type="float" office:value="1436.6034" calcext:value-type="float">
            <text:p>1436.60340</text:p>
          </table:table-cell>
          <table:table-cell office:value-type="float" office:value="32.75" calcext:value-type="float">
            <text:p>32.75000</text:p>
          </table:table-cell>
          <table:table-cell table:number-columns-repeated="2" office:value-type="float" office:value="-17.347" calcext:value-type="float">
            <text:p>-17.34700</text:p>
          </table:table-cell>
        </table:table-row>
        <table:table-row table:style-name="ro1">
          <table:table-cell office:value-type="float" office:value="1446.6935" calcext:value-type="float">
            <text:p>1446.69350</text:p>
          </table:table-cell>
          <table:table-cell office:value-type="float" office:value="33" calcext:value-type="float">
            <text:p>33.00000</text:p>
          </table:table-cell>
          <table:table-cell table:number-columns-repeated="2" office:value-type="float" office:value="-17.372" calcext:value-type="float">
            <text:p>-17.37200</text:p>
          </table:table-cell>
        </table:table-row>
        <table:table-row table:style-name="ro1">
          <table:table-cell office:value-type="float" office:value="1456.6422" calcext:value-type="float">
            <text:p>1456.64220</text:p>
          </table:table-cell>
          <table:table-cell office:value-type="float" office:value="33.25" calcext:value-type="float">
            <text:p>33.25000</text:p>
          </table:table-cell>
          <table:table-cell table:number-columns-repeated="2" office:value-type="float" office:value="-17.396" calcext:value-type="float">
            <text:p>-17.39600</text:p>
          </table:table-cell>
        </table:table-row>
        <table:table-row table:style-name="ro1">
          <table:table-cell office:value-type="float" office:value="1466.3629" calcext:value-type="float">
            <text:p>1466.36290</text:p>
          </table:table-cell>
          <table:table-cell office:value-type="float" office:value="33.5" calcext:value-type="float">
            <text:p>33.50000</text:p>
          </table:table-cell>
          <table:table-cell table:number-columns-repeated="2" office:value-type="float" office:value="-17.421" calcext:value-type="float">
            <text:p>-17.42100</text:p>
          </table:table-cell>
        </table:table-row>
        <table:table-row table:style-name="ro1">
          <table:table-cell office:value-type="float" office:value="1475.8806" calcext:value-type="float">
            <text:p>1475.88060</text:p>
          </table:table-cell>
          <table:table-cell office:value-type="float" office:value="33.75" calcext:value-type="float">
            <text:p>33.75000</text:p>
          </table:table-cell>
          <table:table-cell table:number-columns-repeated="2" office:value-type="float" office:value="-17.445" calcext:value-type="float">
            <text:p>-17.44500</text:p>
          </table:table-cell>
        </table:table-row>
        <table:table-row table:style-name="ro1">
          <table:table-cell office:value-type="float" office:value="1485.0787" calcext:value-type="float">
            <text:p>1485.07870</text:p>
          </table:table-cell>
          <table:table-cell office:value-type="float" office:value="34" calcext:value-type="float">
            <text:p>34.00000</text:p>
          </table:table-cell>
          <table:table-cell table:number-columns-repeated="2" office:value-type="float" office:value="-17.468" calcext:value-type="float">
            <text:p>-17.46800</text:p>
          </table:table-cell>
        </table:table-row>
        <table:table-row table:style-name="ro1">
          <table:table-cell office:value-type="float" office:value="1494.2025" calcext:value-type="float">
            <text:p>1494.20250</text:p>
          </table:table-cell>
          <table:table-cell office:value-type="float" office:value="34.25" calcext:value-type="float">
            <text:p>34.25000</text:p>
          </table:table-cell>
          <table:table-cell table:number-columns-repeated="2" office:value-type="float" office:value="-17.492001" calcext:value-type="float">
            <text:p>-17.49200</text:p>
          </table:table-cell>
        </table:table-row>
        <table:table-row table:style-name="ro1">
          <table:table-cell office:value-type="float" office:value="1502.8184" calcext:value-type="float">
            <text:p>1502.81840</text:p>
          </table:table-cell>
          <table:table-cell office:value-type="float" office:value="34.5" calcext:value-type="float">
            <text:p>34.50000</text:p>
          </table:table-cell>
          <table:table-cell table:number-columns-repeated="2" office:value-type="float" office:value="-17.514999" calcext:value-type="float">
            <text:p>-17.51500</text:p>
          </table:table-cell>
        </table:table-row>
        <table:table-row table:style-name="ro1">
          <table:table-cell office:value-type="float" office:value="1511.285" calcext:value-type="float">
            <text:p>1511.28500</text:p>
          </table:table-cell>
          <table:table-cell office:value-type="float" office:value="34.75" calcext:value-type="float">
            <text:p>34.75000</text:p>
          </table:table-cell>
          <table:table-cell table:number-columns-repeated="2" office:value-type="float" office:value="-17.539" calcext:value-type="float">
            <text:p>-17.53900</text:p>
          </table:table-cell>
        </table:table-row>
        <table:table-row table:style-name="ro1">
          <table:table-cell office:value-type="float" office:value="1519.5719" calcext:value-type="float">
            <text:p>1519.57190</text:p>
          </table:table-cell>
          <table:table-cell office:value-type="float" office:value="35" calcext:value-type="float">
            <text:p>35.00000</text:p>
          </table:table-cell>
          <table:table-cell table:number-columns-repeated="2" office:value-type="float" office:value="-17.562" calcext:value-type="float">
            <text:p>-17.56200</text:p>
          </table:table-cell>
        </table:table-row>
        <table:table-row table:style-name="ro1">
          <table:table-cell office:value-type="float" office:value="1527.3219" calcext:value-type="float">
            <text:p>1527.32190</text:p>
          </table:table-cell>
          <table:table-cell office:value-type="float" office:value="35.25" calcext:value-type="float">
            <text:p>35.25000</text:p>
          </table:table-cell>
          <table:table-cell table:number-columns-repeated="2" office:value-type="float" office:value="-17.584999" calcext:value-type="float">
            <text:p>-17.58500</text:p>
          </table:table-cell>
        </table:table-row>
        <table:table-row table:style-name="ro1">
          <table:table-cell office:value-type="float" office:value="1535.0988" calcext:value-type="float">
            <text:p>1535.09880</text:p>
          </table:table-cell>
          <table:table-cell office:value-type="float" office:value="35.5" calcext:value-type="float">
            <text:p>35.50000</text:p>
          </table:table-cell>
          <table:table-cell table:number-columns-repeated="2" office:value-type="float" office:value="-17.607" calcext:value-type="float">
            <text:p>-17.60700</text:p>
          </table:table-cell>
        </table:table-row>
        <table:table-row table:style-name="ro1">
          <table:table-cell office:value-type="float" office:value="1542.8732" calcext:value-type="float">
            <text:p>1542.87320</text:p>
          </table:table-cell>
          <table:table-cell office:value-type="float" office:value="35.75" calcext:value-type="float">
            <text:p>35.75000</text:p>
          </table:table-cell>
          <table:table-cell table:number-columns-repeated="2" office:value-type="float" office:value="-17.629999" calcext:value-type="float">
            <text:p>-17.63000</text:p>
          </table:table-cell>
        </table:table-row>
        <table:table-row table:style-name="ro1">
          <table:table-cell office:value-type="float" office:value="1550.131" calcext:value-type="float">
            <text:p>1550.13100</text:p>
          </table:table-cell>
          <table:table-cell office:value-type="float" office:value="36" calcext:value-type="float">
            <text:p>36.00000</text:p>
          </table:table-cell>
          <table:table-cell table:number-columns-repeated="2" office:value-type="float" office:value="-17.652" calcext:value-type="float">
            <text:p>-17.65200</text:p>
          </table:table-cell>
        </table:table-row>
        <table:table-row table:style-name="ro1">
          <table:table-cell office:value-type="float" office:value="1557.1106" calcext:value-type="float">
            <text:p>1557.11060</text:p>
          </table:table-cell>
          <table:table-cell office:value-type="float" office:value="36.25" calcext:value-type="float">
            <text:p>36.25000</text:p>
          </table:table-cell>
          <table:table-cell table:number-columns-repeated="2" office:value-type="float" office:value="-17.674" calcext:value-type="float">
            <text:p>-17.67400</text:p>
          </table:table-cell>
        </table:table-row>
        <table:table-row table:style-name="ro1">
          <table:table-cell office:value-type="float" office:value="1563.9121" calcext:value-type="float">
            <text:p>1563.91210</text:p>
          </table:table-cell>
          <table:table-cell office:value-type="float" office:value="36.5" calcext:value-type="float">
            <text:p>36.50000</text:p>
          </table:table-cell>
          <table:table-cell table:number-columns-repeated="2" office:value-type="float" office:value="-17.695999" calcext:value-type="float">
            <text:p>-17.69600</text:p>
          </table:table-cell>
        </table:table-row>
        <table:table-row table:style-name="ro1">
          <table:table-cell office:value-type="float" office:value="1570.8114" calcext:value-type="float">
            <text:p>1570.81140</text:p>
          </table:table-cell>
          <table:table-cell office:value-type="float" office:value="36.75" calcext:value-type="float">
            <text:p>36.75000</text:p>
          </table:table-cell>
          <table:table-cell table:number-columns-repeated="2" office:value-type="float" office:value="-17.718" calcext:value-type="float">
            <text:p>-17.71800</text:p>
          </table:table-cell>
        </table:table-row>
        <table:table-row table:style-name="ro1">
          <table:table-cell office:value-type="float" office:value="1577.0833" calcext:value-type="float">
            <text:p>1577.08330</text:p>
          </table:table-cell>
          <table:table-cell office:value-type="float" office:value="37" calcext:value-type="float">
            <text:p>37.00000</text:p>
          </table:table-cell>
          <table:table-cell table:number-columns-repeated="2" office:value-type="float" office:value="-17.739" calcext:value-type="float">
            <text:p>-17.73900</text:p>
          </table:table-cell>
        </table:table-row>
        <table:table-row table:style-name="ro1">
          <table:table-cell office:value-type="float" office:value="1583.3453" calcext:value-type="float">
            <text:p>1583.34530</text:p>
          </table:table-cell>
          <table:table-cell office:value-type="float" office:value="37.25" calcext:value-type="float">
            <text:p>37.25000</text:p>
          </table:table-cell>
          <table:table-cell table:number-columns-repeated="2" office:value-type="float" office:value="-17.761" calcext:value-type="float">
            <text:p>-17.76100</text:p>
          </table:table-cell>
        </table:table-row>
        <table:table-row table:style-name="ro1">
          <table:table-cell office:value-type="float" office:value="1589.4023" calcext:value-type="float">
            <text:p>1589.40230</text:p>
          </table:table-cell>
          <table:table-cell office:value-type="float" office:value="37.5" calcext:value-type="float">
            <text:p>37.50000</text:p>
          </table:table-cell>
          <table:table-cell table:number-columns-repeated="2" office:value-type="float" office:value="-17.782" calcext:value-type="float">
            <text:p>-17.78200</text:p>
          </table:table-cell>
        </table:table-row>
        <table:table-row table:style-name="ro1">
          <table:table-cell office:value-type="float" office:value="1595.2219" calcext:value-type="float">
            <text:p>1595.22190</text:p>
          </table:table-cell>
          <table:table-cell office:value-type="float" office:value="37.75" calcext:value-type="float">
            <text:p>37.75000</text:p>
          </table:table-cell>
          <table:table-cell table:number-columns-repeated="2" office:value-type="float" office:value="-17.802999" calcext:value-type="float">
            <text:p>-17.80300</text:p>
          </table:table-cell>
        </table:table-row>
        <table:table-row table:style-name="ro1">
          <table:table-cell office:value-type="float" office:value="1600.8773" calcext:value-type="float">
            <text:p>1600.87730</text:p>
          </table:table-cell>
          <table:table-cell office:value-type="float" office:value="38" calcext:value-type="float">
            <text:p>38.00000</text:p>
          </table:table-cell>
          <table:table-cell table:number-columns-repeated="2" office:value-type="float" office:value="-17.823" calcext:value-type="float">
            <text:p>-17.82300</text:p>
          </table:table-cell>
        </table:table-row>
        <table:table-row table:style-name="ro1">
          <table:table-cell office:value-type="float" office:value="1606.486" calcext:value-type="float">
            <text:p>1606.48600</text:p>
          </table:table-cell>
          <table:table-cell office:value-type="float" office:value="38.250999" calcext:value-type="float">
            <text:p>38.25100</text:p>
          </table:table-cell>
          <table:table-cell table:number-columns-repeated="2" office:value-type="float" office:value="-17.844" calcext:value-type="float">
            <text:p>-17.84400</text:p>
          </table:table-cell>
        </table:table-row>
        <table:table-row table:style-name="ro1">
          <table:table-cell office:value-type="float" office:value="1611.7717" calcext:value-type="float">
            <text:p>1611.77170</text:p>
          </table:table-cell>
          <table:table-cell office:value-type="float" office:value="38.499001" calcext:value-type="float">
            <text:p>38.49900</text:p>
          </table:table-cell>
          <table:table-cell table:number-columns-repeated="2" office:value-type="float" office:value="-17.864" calcext:value-type="float">
            <text:p>-17.86400</text:p>
          </table:table-cell>
        </table:table-row>
        <table:table-row table:style-name="ro1">
          <table:table-cell office:value-type="float" office:value="1616.9121" calcext:value-type="float">
            <text:p>1616.91210</text:p>
          </table:table-cell>
          <table:table-cell office:value-type="float" office:value="38.75" calcext:value-type="float">
            <text:p>38.75000</text:p>
          </table:table-cell>
          <table:table-cell table:number-columns-repeated="2" office:value-type="float" office:value="-17.885" calcext:value-type="float">
            <text:p>-17.88500</text:p>
          </table:table-cell>
        </table:table-row>
        <table:table-row table:style-name="ro1">
          <table:table-cell office:value-type="float" office:value="1621.7272" calcext:value-type="float">
            <text:p>1621.72720</text:p>
          </table:table-cell>
          <table:table-cell office:value-type="float" office:value="39" calcext:value-type="float">
            <text:p>39.00000</text:p>
          </table:table-cell>
          <table:table-cell table:number-columns-repeated="2" office:value-type="float" office:value="-17.905001" calcext:value-type="float">
            <text:p>-17.90500</text:p>
          </table:table-cell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1:58:13.033787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 </meta:initial-creator>
    <meta:creation-date>2018-04-16T15:05:05.889564357</meta:creation-date>
    <dc:date>2018-04-17T11:58:28.666404433</dc:date>
    <dc:creator>Yuan </dc:creator>
    <meta:editing-duration>PT4M52S</meta:editing-duration>
    <meta:editing-cycles>3</meta:editing-cycles>
    <meta:generator>LibreOffice/4.3.7.2$Linux_X86_64 LibreOffice_project/430$Build-2</meta:generator>
    <meta:document-statistic meta:table-count="1" meta:cell-count="380" meta:object-count="0"/>
  </office:meta>
</office:document-meta>
</file>